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03F88D89BF1A37533A5.png" manifest:media-type="image/png"/>
  <manifest:file-entry manifest:full-path="Pictures/10000000000003730000004C23FB1E0311B47953.png" manifest:media-type="image/png"/>
  <manifest:file-entry manifest:full-path="Pictures/10000000000003510000004D3B68391E139F3086.png" manifest:media-type="image/png"/>
  <manifest:file-entry manifest:full-path="Pictures/10000000000003530000005E218DC83186178BF1.png" manifest:media-type="image/png"/>
  <manifest:file-entry manifest:full-path="Pictures/10000000000002720000003CD8FD5A03E4DF699B.png" manifest:media-type="image/png"/>
  <manifest:file-entry manifest:full-path="Pictures/10000000000003520000004DE137903E31A74CAB.png" manifest:media-type="image/png"/>
  <manifest:file-entry manifest:full-path="Pictures/10000000000002FF0000003FC3D14230729C39AF.png" manifest:media-type="image/png"/>
  <manifest:file-entry manifest:full-path="Pictures/100000000000028B0000003F3A23037C90E846DD.png" manifest:media-type="image/png"/>
  <manifest:file-entry manifest:full-path="Pictures/10000000000002700000003D796C6CFBEA61383C.png" manifest:media-type="image/png"/>
  <manifest:file-entry manifest:full-path="Pictures/100000000000028A0000003C1BBE4A9B33B12E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794cm"/>
        </style:tab-stops>
      </style:paragraph-properties>
      <style:text-properties officeooo:rsid="001a1821" officeooo:paragraph-rsid="001a1821"/>
    </style:style>
    <style:style style:name="P2" style:family="paragraph" style:parent-style-name="Standard">
      <style:paragraph-properties>
        <style:tab-stops>
          <style:tab-stop style:position="5.794cm"/>
        </style:tab-stops>
      </style:paragraph-properties>
      <style:text-properties officeooo:rsid="001aa2c2" officeooo:paragraph-rsid="001aa2c2"/>
    </style:style>
    <style:style style:name="P3" style:family="paragraph" style:parent-style-name="Standard">
      <style:paragraph-properties>
        <style:tab-stops>
          <style:tab-stop style:position="5.794cm"/>
        </style:tab-stops>
      </style:paragraph-properties>
      <style:text-properties officeooo:rsid="001aa2c2" officeooo:paragraph-rsid="001afcb9"/>
    </style:style>
    <style:style style:name="P4" style:family="paragraph" style:parent-style-name="Standard">
      <style:paragraph-properties>
        <style:tab-stops>
          <style:tab-stop style:position="5.794cm"/>
        </style:tab-stops>
      </style:paragraph-properties>
      <style:text-properties officeooo:rsid="001afcb9" officeooo:paragraph-rsid="001afcb9"/>
    </style:style>
    <style:style style:name="P5" style:family="paragraph" style:parent-style-name="Standard">
      <style:paragraph-properties>
        <style:tab-stops>
          <style:tab-stop style:position="5.794cm"/>
        </style:tab-stops>
      </style:paragraph-properties>
      <style:text-properties officeooo:rsid="001b7c99" officeooo:paragraph-rsid="001b7c99"/>
    </style:style>
    <style:style style:name="P6" style:family="paragraph" style:parent-style-name="Standard">
      <style:paragraph-properties>
        <style:tab-stops>
          <style:tab-stop style:position="5.794cm"/>
        </style:tab-stops>
      </style:paragraph-properties>
      <style:text-properties fo:font-weight="bold" officeooo:rsid="001b7c99" officeooo:paragraph-rsid="001b7c99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5.794cm"/>
        </style:tab-stops>
      </style:paragraph-properties>
      <style:text-properties fo:font-weight="bold" officeooo:rsid="001b7c99" officeooo:paragraph-rsid="001cbb2e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5.794cm"/>
        </style:tab-stops>
      </style:paragraph-properties>
      <style:text-properties fo:font-weight="normal" officeooo:rsid="001b7c99" officeooo:paragraph-rsid="001cbb2e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5.794cm"/>
        </style:tab-stops>
      </style:paragraph-properties>
      <style:text-properties fo:font-weight="normal" officeooo:rsid="001b7c99" officeooo:paragraph-rsid="002106dc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5.794cm"/>
        </style:tab-stops>
      </style:paragraph-properties>
      <style:text-properties fo:font-weight="normal" officeooo:rsid="001d8c1c" officeooo:paragraph-rsid="001d8c1c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5.794cm"/>
        </style:tab-stops>
      </style:paragraph-properties>
      <style:text-properties fo:font-weight="normal" officeooo:rsid="001fa33d" officeooo:paragraph-rsid="001fa33d" style:font-weight-asian="normal" style:font-weight-complex="normal"/>
    </style:style>
    <style:style style:name="T1" style:family="text">
      <style:text-properties officeooo:rsid="001a1821"/>
    </style:style>
    <style:style style:name="T2" style:family="text">
      <style:text-properties officeooo:rsid="001afcb9"/>
    </style:style>
    <style:style style:name="T3" style:family="text">
      <style:text-properties officeooo:rsid="001b7c99"/>
    </style:style>
    <style:style style:name="T4" style:family="text">
      <style:text-properties officeooo:rsid="002106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">Não foi necessário a criação de index pois o mysql cria automaticamente os índices nas chaves primárias das tabelas. <text:span text:style-name="T4">Segue abaixo as consultas, o plano de execução, a consulta otimizada e o plano de execução após otimização da consulta.</text:span></text:p>
      <text:p text:style-name="P1"/>
      <text:p text:style-name="P6">1- Projetar publicações do feed de um usuário</text:p>
      <text:p text:style-name="P1"/>
      <text:p text:style-name="P1">SELECT id_publicacao </text:p>
      <text:p text:style-name="P1">FROM </text:p>
      <text:p text:style-name="P1">publicacao p JOIN usuario_seguidor s ON (p.id_usuario = s.id_usuario_segue) </text:p>
      <text:p text:style-name="P1">JOIN usuario u ON (s.id_usuario = u.ID)</text:p>
      <text:p text:style-name="P1">WHERE u.ID = 1</text:p>
      <text:p text:style-name="P1">ORDER BY p.`Timestamp` DESC;</text:p>
      <text:p text:style-name="P1"/>
      <text:p text:style-name="P1"><draw:frame draw:style-name="fr1" draw:name="Figura2" text:anchor-type="paragraph" svg:width="17cm" svg:height="1.877cm" draw:z-index="1"><draw:image xlink:href="Pictures/10000000000003530000005E218DC83186178BF1.png" xlink:type="simple" xlink:show="embed" xlink:actuate="onLoad" loext:mime-type="image/png"/></draw:frame></text:p>
      <text:p text:style-name="P2">SELECT id_publicacao</text:p>
      <text:p text:style-name="P2">FROM publicacao <text:span text:style-name="T2">p</text:span>, usuario_seguidor <text:span text:style-name="T2">s, usuario u</text:span></text:p>
      <text:p text:style-name="P3">WHERE </text:p>
      <text:p text:style-name="P4">s.id_usuario_segue = p.id_usuario</text:p>
      <text:p text:style-name="P4">u.ID = s.id_usuario</text:p>
      <text:p text:style-name="P4">u.ID <text:span text:style-name="T3">= 1</text:span></text:p>
      <text:p text:style-name="P5">ORDER BY p.<text:span text:style-name="T1">`Timestamp` DESC;</text:span></text:p>
      <text:p text:style-name="P5"/>
      <text:p text:style-name="P5"><draw:frame draw:style-name="fr1" draw:name="Figura1" text:anchor-type="paragraph" svg:width="17cm" svg:height="1.542cm" draw:z-index="0"><draw:image xlink:href="Pictures/10000000000003510000004D3B68391E139F3086.png" xlink:type="simple" xlink:show="embed" xlink:actuate="onLoad" loext:mime-type="image/png"/></draw:frame></text:p>
      <text:p text:style-name="P5"/>
      <text:p text:style-name="P7">2- Projetar stories por usuário</text:p>
      <text:p text:style-name="P11"/>
      <text:p text:style-name="P11">Observação: <text:span text:style-name="T3">86400000 </text:span>equivale ao valor 24 horas em milisegundos.</text:p>
      <text:p text:style-name="P8"/>
      <text:p text:style-name="P8">SELECT id_story </text:p>
      <text:p text:style-name="P8">FROM </text:p>
      <text:p text:style-name="P8">stories p JOIN usuario_seguidor s ON (p.id_usuario = s.id_usuario_segue) </text:p>
      <text:p text:style-name="P8">JOIN usuario u ON (s.id_usuario = u.ID)</text:p>
      <text:p text:style-name="P8">WHERE u.ID = 1</text:p>
      <text:p text:style-name="P8">AND now() - p.`timestamp` &lt; 86400000</text:p>
      <text:p text:style-name="P8">ORDER BY p.`Timestamp` DESC;</text:p>
      <text:p text:style-name="P8"/>
      <text:p text:style-name="P10"><draw:frame draw:style-name="fr1" draw:name="Figura3" text:anchor-type="paragraph" svg:width="17cm" svg:height="1.54cm" draw:z-index="2"><draw:image xlink:href="Pictures/10000000000003520000004DE137903E31A74CAB.png" xlink:type="simple" xlink:show="embed" xlink:actuate="onLoad" loext:mime-type="image/png"/></draw:frame></text:p>
      <text:p text:style-name="P10">SELECT s.id_story</text:p>
      <text:p text:style-name="P10">FROM usuario_seguidor us, usuario u, stories s</text:p>
      <text:p text:style-name="P10">WHERE</text:p>
      <text:p text:style-name="P10">us.id_usuario_segue = s.id_usuario AND</text:p>
      <text:p text:style-name="P10">u.ID = us.id_usuario AND</text:p>
      <text:p text:style-name="P10"><text:soft-page-break/>u.ID = 1 AND</text:p>
      <text:p text:style-name="P10">now() - s.`timestamp` &lt; 86400000</text:p>
      <text:p text:style-name="P10"><draw:frame draw:style-name="fr1" draw:name="Figura4" text:anchor-type="paragraph" svg:width="17cm" svg:height="1.462cm" draw:z-index="3"><draw:image xlink:href="Pictures/10000000000003730000004C23FB1E0311B47953.png" xlink:type="simple" xlink:show="embed" xlink:actuate="onLoad" loext:mime-type="image/png"/></draw:frame></text:p>
      <text:p text:style-name="P8"/>
      <text:p text:style-name="P7">3- Projetar nome de usuários que um determinado usuário segue</text:p>
      <text:p text:style-name="P8"/>
      <text:p text:style-name="P8">SELECT u.NomeUsuario</text:p>
      <text:p text:style-name="P8">FROM usuario u JOIN usuario_seguidor s ON s.id_usuario_segue = u.ID</text:p>
      <text:p text:style-name="P8">WHERE s.id_usuario = 1;</text:p>
      <text:p text:style-name="P8"/>
      <text:p text:style-name="P8"><draw:frame draw:style-name="fr2" draw:name="Figura6" text:anchor-type="paragraph" svg:width="17cm" svg:height="1.393cm" draw:z-index="5"><draw:image xlink:href="Pictures/10000000000003000000003F88D89BF1A37533A5.png" xlink:type="simple" xlink:show="embed" xlink:actuate="onLoad" loext:mime-type="image/png"/></draw:frame></text:p>
      <text:p text:style-name="P8">SELECT u.NomeUsuario</text:p>
      <text:p text:style-name="P8">FROM usuario_seguidor s, usuario u</text:p>
      <text:p text:style-name="P8">WHERE </text:p>
      <text:p text:style-name="P8">s.id_usuario_segue = u.ID and</text:p>
      <text:p text:style-name="P8">s.id_usuario = 1;</text:p>
      <text:p text:style-name="P8"/>
      <text:p text:style-name="P8"><draw:frame draw:style-name="fr1" draw:name="Figura5" text:anchor-type="paragraph" svg:width="17cm" svg:height="1.395cm" draw:z-index="4"><draw:image xlink:href="Pictures/10000000000002FF0000003FC3D14230729C39AF.png" xlink:type="simple" xlink:show="embed" xlink:actuate="onLoad" loext:mime-type="image/png"/></draw:frame></text:p>
      <text:p text:style-name="P8"/>
      <text:p text:style-name="P7">4- Projetar historico de um usuário</text:p>
      <text:p text:style-name="P8"/>
      <text:p text:style-name="P8">SELECT h.`timestamp`,h.interacao</text:p>
      <text:p text:style-name="P8">FROM usuario u JOIN historico h ON h.id_usuario = u.ID</text:p>
      <text:p text:style-name="P8">WHERE u.ID = 64;</text:p>
      <text:p text:style-name="P8"/>
      <text:p text:style-name="P8"><draw:frame draw:style-name="fr3" draw:name="Figura7" text:anchor-type="paragraph" svg:width="16.563cm" svg:height="1.588cm" draw:z-index="6"><draw:image xlink:href="Pictures/10000000000002720000003CD8FD5A03E4DF699B.png" xlink:type="simple" xlink:show="embed" xlink:actuate="onLoad" loext:mime-type="image/png"/></draw:frame></text:p>
      <text:p text:style-name="P8">EXPLAIN SELECT h.`timestamp`,h.interacao</text:p>
      <text:p text:style-name="P8">FROM usuario u, historico h</text:p>
      <text:p text:style-name="P8">WHERE </text:p>
      <text:p text:style-name="P8">h.id_usuario = u.ID and</text:p>
      <text:p text:style-name="P8">u.ID = 64;</text:p>
      <text:p text:style-name="P8"/>
      <text:p text:style-name="P8"><draw:frame draw:style-name="fr3" draw:name="Figura8" text:anchor-type="paragraph" svg:width="16.51cm" svg:height="1.614cm" draw:z-index="7"><draw:image xlink:href="Pictures/10000000000002700000003D796C6CFBEA61383C.png" xlink:type="simple" xlink:show="embed" xlink:actuate="onLoad" loext:mime-type="image/png"/></draw:frame></text:p>
      <text:p text:style-name="P8"/>
      <text:p text:style-name="P7">5- Projetar nome de colecao de um usuário</text:p>
      <text:p text:style-name="P8"/>
      <text:p text:style-name="P8">SELECT c.Nome</text:p>
      <text:p text:style-name="P8"><text:soft-page-break/>FROM usuario u JOIN colecao c ON u.ID = c.id_usuario</text:p>
      <text:p text:style-name="P8">WHERE u.ID = 49;</text:p>
      <text:p text:style-name="P8"/>
      <text:p text:style-name="P8"><draw:frame draw:style-name="fr1" draw:name="Figura9" text:anchor-type="paragraph" svg:width="17cm" svg:height="1.644cm" draw:z-index="8"><draw:image xlink:href="Pictures/100000000000028B0000003F3A23037C90E846DD.png" xlink:type="simple" xlink:show="embed" xlink:actuate="onLoad" loext:mime-type="image/png"/></draw:frame></text:p>
      <text:p text:style-name="P9">SELECT c.Nome</text:p>
      <text:p text:style-name="P9">FROM usuario u ,colecao c</text:p>
      <text:p text:style-name="P9">WHERE </text:p>
      <text:p text:style-name="P9">u.ID = c.id_usuario and</text:p>
      <text:p text:style-name="P9">u.ID = 49;</text:p>
      <text:p text:style-name="P9"/>
      <text:p text:style-name="P9"><draw:frame draw:style-name="fr1" draw:name="Figura10" text:anchor-type="paragraph" svg:width="17cm" svg:height="1.568cm" draw:z-index="9"><draw:image xlink:href="Pictures/100000000000028A0000003C1BBE4A9B33B12E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0:19:53.812000000</meta:creation-date>
    <dc:date>2019-05-08T21:55:59.091000000</dc:date>
    <meta:editing-duration>PT4M30S</meta:editing-duration>
    <meta:editing-cycles>1</meta:editing-cycles>
    <meta:document-statistic meta:table-count="0" meta:image-count="10" meta:object-count="0" meta:page-count="3" meta:paragraph-count="58" meta:word-count="289" meta:character-count="1825" meta:non-whitespace-character-count="1584"/>
    <meta:generator>LibreOffice/6.1.1.2$Windows_X86_64 LibreOffice_project/5d19a1bfa650b796764388cd8b33a5af1f5baa1b</meta:generator>
  </office:meta>
</office:document-meta>
</file>